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2cm" fo:min-width="1.35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1cm" fo:min-width="2.2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98cm" fo:min-width="1.7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13cm" fo:min-width="2.27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cm" fo:min-width="2.56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2cm" fo:min-width="2.70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6cm" fo:min-width="2.071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13cm" fo:min-width="2.26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2cm" fo:min-width="2.707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font-name="Times New Roman1"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1" fo:font-size="8pt" style:font-size-asian="8pt" style:font-size-complex="8pt"/>
    </style:style>
    <style:style style:name="P3" style:family="paragraph">
      <style:paragraph-properties fo:margin-left="0cm" fo:margin-right="0cm" fo:text-align="center" fo:text-indent="0cm" style:writing-mode="lr-tb"/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style:font-name="Times New Roman1" fo:font-size="8pt" style:font-size-asian="8pt" style:font-size-complex="8pt"/>
    </style:style>
    <style:style style:name="T2" style:family="text">
      <style:text-properties style:font-name="Times New Roman1" fo:font-size="8pt" style:letter-kerning="true" style:font-name-asian="Noto Sans CJK SC" style:font-size-asian="8pt" style:font-name-complex="FreeSans" style:font-size-complex="8pt"/>
    </style:style>
    <style:style style:name="T3" style:family="text">
      <style:text-properties style:font-name="Times New Roman1" fo:font-size="6pt" style:letter-kerning="true" style:font-name-asian="Noto Sans CJK SC" style:font-size-asian="6pt" style:font-name-complex="FreeSans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26cm" svg:height="0.922cm" svg:x="5.332cm" svg:y="7.495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77cm" svg:height="1.191cm" svg:x="5.345cm" svg:y="9.314cm">
          <text:p text:style-name="P3"><text:span text:style-name="T2">LAUNCH </text:span></text:p>
          <text:p text:style-name="P3"><text:span text:style-name="T2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1.187cm" svg:x="4.75cm" svg:y="11.576cm">
          <text:p text:style-name="P3"><text:span text:style-name="T3"><text:s/></text:span><text:span text:style-name="T3">ENTER</text:span></text:p>
          <text:p text:style-name="P3"><text:span text:style-name="T3">aclccollegesorsogon.com/</text:span></text:p>
          <text:p text:style-name="P3"><text:span text:style-name="T3">wp_login.ph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77cm" svg:height="1.263cm" svg:x="5.16cm" svg:y="13.646cm">
          <text:p text:style-name="P3"><text:span text:style-name="T2">BROWSER</text:span></text:p>
          <text:p text:style-name="P3"><text:span text:style-name="T2">SENDS</text:span></text:p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062cm" svg:height="1.19cm" svg:x="9.587cm" svg:y="16.275cm">
          <text:p text:style-name="P3"><text:span text:style-name="T2">SERVER</text:span></text:p>
          <text:p text:style-name="P3"><text:span text:style-name="T2">PROCESSES</text:span></text:p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07cm" svg:height="1.192cm" svg:x="14.161cm" svg:y="16.253cm">
          <text:p text:style-name="P3"><text:span text:style-name="T2">SERVER</text:span></text:p>
          <text:p text:style-name="P3"><text:span text:style-name="T2">REPL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083cm" svg:height="1.025cm" svg:x="13.917cm" svg:y="10.958cm">
          <text:p text:style-name="P3"><text:span text:style-name="T2">Presents</text:span></text:p>
          <text:p text:style-name="P3"><text:span text:style-name="T2">Wordpress</text:span></text:p>
          <text:p text:style-name="P3"><text:span text:style-name="T2">Dashboa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6.631cm" svg:y1="8.567cm" svg:x2="6.631cm" svg:y2="9.165cm">
          <text:p/>
        </draw:line>
        <draw:line draw:style-name="gr9" draw:text-style-name="P5" draw:layer="layout" svg:x1="6.631cm" svg:y1="10.659cm" svg:x2="6.631cm" svg:y2="11.406cm">
          <text:p/>
        </draw:line>
        <draw:line draw:style-name="gr10" draw:text-style-name="P5" draw:layer="layout" svg:x1="6.631cm" svg:y1="12.899cm" svg:x2="6.631cm" svg:y2="13.497cm">
          <text:p/>
        </draw:line>
        <draw:line draw:style-name="gr11" draw:text-style-name="P5" draw:layer="layout" svg:x1="6.643cm" svg:y1="15.104cm" svg:x2="6.643cm" svg:y2="16.079cm">
          <text:p/>
        </draw:line>
        <draw:line draw:style-name="gr12" draw:text-style-name="P5" draw:layer="layout" svg:x1="6.446cm" svg:y1="20.152cm" svg:x2="6.446cm" svg:y2="20.75cm">
          <text:p/>
        </draw:line>
        <draw:custom-shape draw:style-name="gr13" draw:text-style-name="P4" draw:layer="layout" svg:width="2.769cm" svg:height="1.263cm" svg:x="5.108cm" svg:y="16.209cm">
          <text:p text:style-name="P3"><text:span text:style-name="T2">SERVER</text:span></text:p>
          <text:p text:style-name="P3"><text:span text:style-name="T2">RECEIVES</text:span></text:p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207cm" svg:height="1.192cm" svg:x="14.161cm" svg:y="13.522cm">
          <text:p text:style-name="P3"><text:span text:style-name="T2">BROWSER</text:span></text:p>
          <text:p text:style-name="P3"><text:span text:style-name="T2"><text:s/></text:span><text:span text:style-name="T2">RECEIVES</text:span></text:p>
          <text:p text:style-name="P3"><text:span text:style-name="T2">RE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5.677cm" svg:y1="13.268cm" svg:x2="15.696cm" svg:y2="12.372cm">
          <text:p/>
        </draw:line>
        <draw:line draw:style-name="gr12" draw:text-style-name="P5" draw:layer="layout" svg:x1="8.083cm" svg:y1="16.886cm" svg:x2="9.168cm" svg:y2="16.876cm">
          <text:p/>
        </draw:line>
        <draw:line draw:style-name="gr12" draw:text-style-name="P5" draw:layer="layout" svg:x1="12.793cm" svg:y1="16.826cm" svg:x2="13.845cm" svg:y2="16.841cm">
          <text:p/>
        </draw:line>
        <draw:line draw:style-name="gr15" draw:text-style-name="P5" draw:layer="layout" svg:x1="15.694cm" svg:y1="15.999cm" svg:x2="15.68cm" svg:y2="15.1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21:34:18.188859458</meta:creation-date>
    <dc:date>2022-02-11T13:21:09.990101188</dc:date>
    <meta:editing-duration>PT29M3S</meta:editing-duration>
    <meta:editing-cycles>3</meta:editing-cycles>
    <meta:generator>LibreOffice/7.0.4.2$Linux_X86_64 LibreOffice_project/00$Build-2</meta:generator>
    <meta:document-statistic meta:object-count="18"/>
  </office:meta>
</office:document-meta>
</file>